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tracked-changes>
        <text:changed-region xml:id="ct176568040" text:id="ct176568040">
          <text:deletion>
            <office:change-info>
              <dc:creator>artur </dc:creator>
              <dc:date>2014-03-08T14:23:00</dc:date>
            </office:change-info>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change text:change-id="ct176568040"/></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4:23:5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